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tro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Ten arkusz to tylko narzędzie które ułatwia liczenie głosów.</text:p>
          </table:table-cell>
        </table:table-row>
        <table:table-row table:style-name="ro1">
          <table:table-cell/>
          <table:table-cell office:value-type="string" calcext:value-type="string">
            <text:p>Jeśli nie wiesz jak go używać zapytaj kogoś kto umie.</text:p>
          </table:table-cell>
        </table:table-row>
        <table:table-row table:style-name="ro1">
          <table:table-cell/>
          <table:table-cell office:value-type="string" calcext:value-type="string">
            <text:p>W ostateczności wystalkuj autora i pytaj jego.</text:p>
          </table:table-cell>
        </table:table-row>
      </table:table>
      <table:table table:name="Prezes" table:style-name="ta1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Tura 1</text:p>
          </table:table-cell>
          <table:table-cell office:value-type="string" calcext:value-type="string">
            <text:p>Tura 2</text:p>
          </table:table-cell>
          <table:table-cell office:value-type="string" calcext:value-type="string">
            <text:p>Tura 3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żnych głosów</text:p>
          </table:table-cell>
          <table:table-cell table:formula="of:=SUM([.B3:.B6])" office:value-type="float" office:value="0" calcext:value-type="float">
            <text:p>0</text:p>
          </table:table-cell>
          <table:table-cell table:formula="of:=SUM([.C3:.C6])" office:value-type="float" office:value="0" calcext:value-type="float">
            <text:p>0</text:p>
          </table:table-cell>
          <table:table-cell table:formula="of:=SUM([.D3:.D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óg</text:p>
          </table:table-cell>
          <table:table-cell table:formula="of:=[.B8]/2" office:value-type="float" office:value="0" calcext:value-type="float">
            <text:p>0</text:p>
          </table:table-cell>
          <table:table-cell table:formula="of:=[.C8]/2" office:value-type="float" office:value="0" calcext:value-type="float">
            <text:p>0</text:p>
          </table:table-cell>
          <table:table-cell table:formula="of:=[.D8]/2" office:value-type="float" office:value="0" calcext:value-type="float">
            <text:p>0</text:p>
          </table:table-cell>
        </table:table-row>
      </table:table>
      <table:table table:name="Wicepreze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Mnożnik pierwszy wybó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(= 1- (próg)/(głosy na wybranego)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nożnik drugi wybó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[.B6]+[.C6]*[.$E$1]+ [.D6]*[.$E$2] + [.E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7]+[.C7]*[.$E$1]+ [.D7]*[.$E$2] + [.E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8]+[.C8]*[.$E$1]+ [.D8]*[.$E$2] + [.E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9]+[.C9]*[.$E$1]+ [.D9]*[.$E$2] + [.E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0]+[.C10]*[.$E$1]+ [.D10]*[.$E$2] + [.E1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1]+[.C11]*[.$E$1]+ [.D11]*[.$E$2] + [.E1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2]+[.C12]*[.$E$1]+ [.D12]*[.$E$2] + [.E1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3]+[.C13]*[.$E$1]+ [.D13]*[.$E$2] + [.E1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4]+[.C14]*[.$E$1]+ [.D14]*[.$E$2] + [.E1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5]+[.C15]*[.$E$1]+ [.D15]*[.$E$2] + [.E1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6:.F1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1]+[.C21]*[.$E$1]+ [.D21]*[.$E$2] + [.E2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2]+[.C22]*[.$E$1]+ [.D22]*[.$E$2] + [.E2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3]+[.C23]*[.$E$1]+ [.D23]*[.$E$2] + [.E2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4]+[.C24]*[.$E$1]+ [.D24]*[.$E$2] + [.E2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5]+[.C25]*[.$E$1]+ [.D25]*[.$E$2] + [.E2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6]+[.C26]*[.$E$1]+ [.D26]*[.$E$2] + [.E2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7]+[.C27]*[.$E$1]+ [.D27]*[.$E$2] + [.E2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8]+[.C28]*[.$E$1]+ [.D28]*[.$E$2] + [.E2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9]+[.C29]*[.$E$1]+ [.D29]*[.$E$2] + [.E2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0]+[.C30]*[.$E$1]+ [.D30]*[.$E$2] + [.E3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21:.F3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6]+[.C36]*[.$E$1]+ [.D36]*[.$E$2] + [.E3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7]+[.C37]*[.$E$1]+ [.D37]*[.$E$2] + [.E3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8]+[.C38]*[.$E$1]+ [.D38]*[.$E$2] + [.E3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9]+[.C39]*[.$E$1]+ [.D39]*[.$E$2] + [.E3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0]+[.C40]*[.$E$1]+ [.D40]*[.$E$2] + [.E4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1]+[.C41]*[.$E$1]+ [.D41]*[.$E$2] + [.E4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2]+[.C42]*[.$E$1]+ [.D42]*[.$E$2] + [.E4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3]+[.C43]*[.$E$1]+ [.D43]*[.$E$2] + [.E4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4]+[.C44]*[.$E$1]+ [.D44]*[.$E$2] + [.E4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5]+[.C45]*[.$E$1]+ [.D45]*[.$E$2] + [.E4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36:.F4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1]+[.C51]*[.$E$1]+ [.D51]*[.$E$2] + [.E5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2]+[.C52]*[.$E$1]+ [.D52]*[.$E$2] + [.E5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3]+[.C53]*[.$E$1]+ [.D53]*[.$E$2] + [.E5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4]+[.C54]*[.$E$1]+ [.D54]*[.$E$2] + [.E5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5]+[.C55]*[.$E$1]+ [.D55]*[.$E$2] + [.E5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6]+[.C56]*[.$E$1]+ [.D56]*[.$E$2] + [.E5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7]+[.C57]*[.$E$1]+ [.D57]*[.$E$2] + [.E5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8]+[.C58]*[.$E$1]+ [.D58]*[.$E$2] + [.E5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9]+[.C59]*[.$E$1]+ [.D59]*[.$E$2] + [.E5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0]+[.C60]*[.$E$1]+ [.D60]*[.$E$2] + [.E6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51:.F6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5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6]+[.C66]*[.$E$1]+ [.D66]*[.$E$2] + [.E6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7]+[.C67]*[.$E$1]+ [.D67]*[.$E$2] + [.E6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8]+[.C68]*[.$E$1]+ [.D68]*[.$E$2] + [.E6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9]+[.C69]*[.$E$1]+ [.D69]*[.$E$2] + [.E6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0]+[.C70]*[.$E$1]+ [.D70]*[.$E$2] + [.E7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1]+[.C71]*[.$E$1]+ [.D71]*[.$E$2] + [.E7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2]+[.C72]*[.$E$1]+ [.D72]*[.$E$2] + [.E7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3]+[.C73]*[.$E$1]+ [.D73]*[.$E$2] + [.E7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4]+[.C74]*[.$E$1]+ [.D74]*[.$E$2] + [.E7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5]+[.C75]*[.$E$1]+ [.D75]*[.$E$2] + [.E7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66:.F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6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1]+[.C81]*[.$E$1]+ [.D81]*[.$E$2] + [.E8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2]+[.C82]*[.$E$1]+ [.D82]*[.$E$2] + [.E8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3]+[.C83]*[.$E$1]+ [.D83]*[.$E$2] + [.E8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4]+[.C84]*[.$E$1]+ [.D84]*[.$E$2] + [.E8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5]+[.C85]*[.$E$1]+ [.D85]*[.$E$2] + [.E8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6]+[.C86]*[.$E$1]+ [.D86]*[.$E$2] + [.E8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7]+[.C87]*[.$E$1]+ [.D87]*[.$E$2] + [.E8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8]+[.C88]*[.$E$1]+ [.D88]*[.$E$2] + [.E8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9]+[.C89]*[.$E$1]+ [.D89]*[.$E$2] + [.E8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0]+[.C90]*[.$E$1]+ [.D90]*[.$E$2] + [.E9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81:.F9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8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6]+[.C96]*[.$E$1]+ [.D96]*[.$E$2] + [.E9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7]+[.C97]*[.$E$1]+ [.D97]*[.$E$2] + [.E9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8]+[.C98]*[.$E$1]+ [.D98]*[.$E$2] + [.E9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9]+[.C99]*[.$E$1]+ [.D99]*[.$E$2] + [.E9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0]+[.C100]*[.$E$1]+ [.D100]*[.$E$2] + [.E10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1]+[.C101]*[.$E$1]+ [.D101]*[.$E$2] + [.E10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2]+[.C102]*[.$E$1]+ [.D102]*[.$E$2] + [.E10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3]+[.C103]*[.$E$1]+ [.D103]*[.$E$2] + [.E10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4]+[.C104]*[.$E$1]+ [.D104]*[.$E$2] + [.E10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5]+[.C105]*[.$E$1]+ [.D105]*[.$E$2] + [.E10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96:.F10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9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1]+[.C111]*[.$E$1]+ [.D111]*[.$E$2] + [.E11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2]+[.C112]*[.$E$1]+ [.D112]*[.$E$2] + [.E11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3]+[.C113]*[.$E$1]+ [.D113]*[.$E$2] + [.E11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4]+[.C114]*[.$E$1]+ [.D114]*[.$E$2] + [.E11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5]+[.C115]*[.$E$1]+ [.D115]*[.$E$2] + [.E11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6]+[.C116]*[.$E$1]+ [.D116]*[.$E$2] + [.E11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7]+[.C117]*[.$E$1]+ [.D117]*[.$E$2] + [.E11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8]+[.C118]*[.$E$1]+ [.D118]*[.$E$2] + [.E11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9]+[.C119]*[.$E$1]+ [.D119]*[.$E$2] + [.E11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0]+[.C120]*[.$E$1]+ [.D120]*[.$E$2] + [.E12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111:.F1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1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6]+[.C126]*[.$E$1]+ [.D126]*[.$E$2] + [.E12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7]+[.C127]*[.$E$1]+ [.D127]*[.$E$2] + [.E12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8]+[.C128]*[.$E$1]+ [.D128]*[.$E$2] + [.E12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9]+[.C129]*[.$E$1]+ [.D129]*[.$E$2] + [.E12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0]+[.C130]*[.$E$1]+ [.D130]*[.$E$2] + [.E13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1]+[.C131]*[.$E$1]+ [.D131]*[.$E$2] + [.E13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2]+[.C132]*[.$E$1]+ [.D132]*[.$E$2] + [.E13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3]+[.C133]*[.$E$1]+ [.D133]*[.$E$2] + [.E13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4]+[.C134]*[.$E$1]+ [.D134]*[.$E$2] + [.E13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5]+[.C135]*[.$E$1]+ [.D135]*[.$E$2] + [.E13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126:.F13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</table:table>
      <table:table table:name="Skarbnik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Mnożnik pierwszy wybó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(= 1- (próg)/(głosy na wybranego)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nożnik drugi wybó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[.B6]+[.C6]*[.$E$1]+ [.D6]*[.$E$2] + [.E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7]+[.C7]*[.$E$1]+ [.D7]*[.$E$2] + [.E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8]+[.C8]*[.$E$1]+ [.D8]*[.$E$2] + [.E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9]+[.C9]*[.$E$1]+ [.D9]*[.$E$2] + [.E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0]+[.C10]*[.$E$1]+ [.D10]*[.$E$2] + [.E1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1]+[.C11]*[.$E$1]+ [.D11]*[.$E$2] + [.E1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2]+[.C12]*[.$E$1]+ [.D12]*[.$E$2] + [.E1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3]+[.C13]*[.$E$1]+ [.D13]*[.$E$2] + [.E1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4]+[.C14]*[.$E$1]+ [.D14]*[.$E$2] + [.E1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5]+[.C15]*[.$E$1]+ [.D15]*[.$E$2] + [.E1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6:.F1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1]+[.C21]*[.$E$1]+ [.D21]*[.$E$2] + [.E2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2]+[.C22]*[.$E$1]+ [.D22]*[.$E$2] + [.E2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3]+[.C23]*[.$E$1]+ [.D23]*[.$E$2] + [.E2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4]+[.C24]*[.$E$1]+ [.D24]*[.$E$2] + [.E2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5]+[.C25]*[.$E$1]+ [.D25]*[.$E$2] + [.E2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6]+[.C26]*[.$E$1]+ [.D26]*[.$E$2] + [.E2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7]+[.C27]*[.$E$1]+ [.D27]*[.$E$2] + [.E2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8]+[.C28]*[.$E$1]+ [.D28]*[.$E$2] + [.E2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9]+[.C29]*[.$E$1]+ [.D29]*[.$E$2] + [.E2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0]+[.C30]*[.$E$1]+ [.D30]*[.$E$2] + [.E3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21:.F3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6]+[.C36]*[.$E$1]+ [.D36]*[.$E$2] + [.E3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7]+[.C37]*[.$E$1]+ [.D37]*[.$E$2] + [.E3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8]+[.C38]*[.$E$1]+ [.D38]*[.$E$2] + [.E3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9]+[.C39]*[.$E$1]+ [.D39]*[.$E$2] + [.E3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0]+[.C40]*[.$E$1]+ [.D40]*[.$E$2] + [.E4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1]+[.C41]*[.$E$1]+ [.D41]*[.$E$2] + [.E4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2]+[.C42]*[.$E$1]+ [.D42]*[.$E$2] + [.E4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3]+[.C43]*[.$E$1]+ [.D43]*[.$E$2] + [.E4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4]+[.C44]*[.$E$1]+ [.D44]*[.$E$2] + [.E4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5]+[.C45]*[.$E$1]+ [.D45]*[.$E$2] + [.E4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36:.F4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1]+[.C51]*[.$E$1]+ [.D51]*[.$E$2] + [.E5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2]+[.C52]*[.$E$1]+ [.D52]*[.$E$2] + [.E5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3]+[.C53]*[.$E$1]+ [.D53]*[.$E$2] + [.E5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4]+[.C54]*[.$E$1]+ [.D54]*[.$E$2] + [.E5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5]+[.C55]*[.$E$1]+ [.D55]*[.$E$2] + [.E5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6]+[.C56]*[.$E$1]+ [.D56]*[.$E$2] + [.E5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7]+[.C57]*[.$E$1]+ [.D57]*[.$E$2] + [.E5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8]+[.C58]*[.$E$1]+ [.D58]*[.$E$2] + [.E5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9]+[.C59]*[.$E$1]+ [.D59]*[.$E$2] + [.E5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0]+[.C60]*[.$E$1]+ [.D60]*[.$E$2] + [.E6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51:.F6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5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6]+[.C66]*[.$E$1]+ [.D66]*[.$E$2] + [.E6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7]+[.C67]*[.$E$1]+ [.D67]*[.$E$2] + [.E6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8]+[.C68]*[.$E$1]+ [.D68]*[.$E$2] + [.E6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9]+[.C69]*[.$E$1]+ [.D69]*[.$E$2] + [.E6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0]+[.C70]*[.$E$1]+ [.D70]*[.$E$2] + [.E7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1]+[.C71]*[.$E$1]+ [.D71]*[.$E$2] + [.E7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2]+[.C72]*[.$E$1]+ [.D72]*[.$E$2] + [.E7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3]+[.C73]*[.$E$1]+ [.D73]*[.$E$2] + [.E7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4]+[.C74]*[.$E$1]+ [.D74]*[.$E$2] + [.E7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5]+[.C75]*[.$E$1]+ [.D75]*[.$E$2] + [.E7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66:.F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6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1]+[.C81]*[.$E$1]+ [.D81]*[.$E$2] + [.E8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2]+[.C82]*[.$E$1]+ [.D82]*[.$E$2] + [.E8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3]+[.C83]*[.$E$1]+ [.D83]*[.$E$2] + [.E8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4]+[.C84]*[.$E$1]+ [.D84]*[.$E$2] + [.E8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5]+[.C85]*[.$E$1]+ [.D85]*[.$E$2] + [.E8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6]+[.C86]*[.$E$1]+ [.D86]*[.$E$2] + [.E8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7]+[.C87]*[.$E$1]+ [.D87]*[.$E$2] + [.E8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8]+[.C88]*[.$E$1]+ [.D88]*[.$E$2] + [.E8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9]+[.C89]*[.$E$1]+ [.D89]*[.$E$2] + [.E8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0]+[.C90]*[.$E$1]+ [.D90]*[.$E$2] + [.E9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81:.F9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8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6]+[.C96]*[.$E$1]+ [.D96]*[.$E$2] + [.E9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7]+[.C97]*[.$E$1]+ [.D97]*[.$E$2] + [.E9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8]+[.C98]*[.$E$1]+ [.D98]*[.$E$2] + [.E9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9]+[.C99]*[.$E$1]+ [.D99]*[.$E$2] + [.E9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0]+[.C100]*[.$E$1]+ [.D100]*[.$E$2] + [.E10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1]+[.C101]*[.$E$1]+ [.D101]*[.$E$2] + [.E10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2]+[.C102]*[.$E$1]+ [.D102]*[.$E$2] + [.E10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3]+[.C103]*[.$E$1]+ [.D103]*[.$E$2] + [.E10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4]+[.C104]*[.$E$1]+ [.D104]*[.$E$2] + [.E10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5]+[.C105]*[.$E$1]+ [.D105]*[.$E$2] + [.E10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96:.F10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9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1]+[.C111]*[.$E$1]+ [.D111]*[.$E$2] + [.E11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2]+[.C112]*[.$E$1]+ [.D112]*[.$E$2] + [.E11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3]+[.C113]*[.$E$1]+ [.D113]*[.$E$2] + [.E11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4]+[.C114]*[.$E$1]+ [.D114]*[.$E$2] + [.E11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5]+[.C115]*[.$E$1]+ [.D115]*[.$E$2] + [.E11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6]+[.C116]*[.$E$1]+ [.D116]*[.$E$2] + [.E11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7]+[.C117]*[.$E$1]+ [.D117]*[.$E$2] + [.E11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8]+[.C118]*[.$E$1]+ [.D118]*[.$E$2] + [.E11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9]+[.C119]*[.$E$1]+ [.D119]*[.$E$2] + [.E11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0]+[.C120]*[.$E$1]+ [.D120]*[.$E$2] + [.E12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111:.F1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1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6]+[.C126]*[.$E$1]+ [.D126]*[.$E$2] + [.E12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7]+[.C127]*[.$E$1]+ [.D127]*[.$E$2] + [.E12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8]+[.C128]*[.$E$1]+ [.D128]*[.$E$2] + [.E12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9]+[.C129]*[.$E$1]+ [.D129]*[.$E$2] + [.E12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0]+[.C130]*[.$E$1]+ [.D130]*[.$E$2] + [.E13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1]+[.C131]*[.$E$1]+ [.D131]*[.$E$2] + [.E13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2]+[.C132]*[.$E$1]+ [.D132]*[.$E$2] + [.E13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3]+[.C133]*[.$E$1]+ [.D133]*[.$E$2] + [.E13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4]+[.C134]*[.$E$1]+ [.D134]*[.$E$2] + [.E13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5]+[.C135]*[.$E$1]+ [.D135]*[.$E$2] + [.E13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126:.F13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</table:table>
      <table:table table:name="Sekretarz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Mnożnik pierwszy wybó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(= 1- (próg)/(głosy na wybranego)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nożnik drugi wybó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[.B6]+[.C6]*[.$E$1]+ [.D6]*[.$E$2] + [.E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7]+[.C7]*[.$E$1]+ [.D7]*[.$E$2] + [.E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8]+[.C8]*[.$E$1]+ [.D8]*[.$E$2] + [.E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9]+[.C9]*[.$E$1]+ [.D9]*[.$E$2] + [.E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0]+[.C10]*[.$E$1]+ [.D10]*[.$E$2] + [.E1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1]+[.C11]*[.$E$1]+ [.D11]*[.$E$2] + [.E1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2]+[.C12]*[.$E$1]+ [.D12]*[.$E$2] + [.E1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3]+[.C13]*[.$E$1]+ [.D13]*[.$E$2] + [.E1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4]+[.C14]*[.$E$1]+ [.D14]*[.$E$2] + [.E1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5]+[.C15]*[.$E$1]+ [.D15]*[.$E$2] + [.E1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6:.F1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1]+[.C21]*[.$E$1]+ [.D21]*[.$E$2] + [.E2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2]+[.C22]*[.$E$1]+ [.D22]*[.$E$2] + [.E2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3]+[.C23]*[.$E$1]+ [.D23]*[.$E$2] + [.E2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4]+[.C24]*[.$E$1]+ [.D24]*[.$E$2] + [.E2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5]+[.C25]*[.$E$1]+ [.D25]*[.$E$2] + [.E2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6]+[.C26]*[.$E$1]+ [.D26]*[.$E$2] + [.E2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7]+[.C27]*[.$E$1]+ [.D27]*[.$E$2] + [.E2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8]+[.C28]*[.$E$1]+ [.D28]*[.$E$2] + [.E2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9]+[.C29]*[.$E$1]+ [.D29]*[.$E$2] + [.E2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0]+[.C30]*[.$E$1]+ [.D30]*[.$E$2] + [.E3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21:.F3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6]+[.C36]*[.$E$1]+ [.D36]*[.$E$2] + [.E3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7]+[.C37]*[.$E$1]+ [.D37]*[.$E$2] + [.E3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8]+[.C38]*[.$E$1]+ [.D38]*[.$E$2] + [.E3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9]+[.C39]*[.$E$1]+ [.D39]*[.$E$2] + [.E3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0]+[.C40]*[.$E$1]+ [.D40]*[.$E$2] + [.E4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1]+[.C41]*[.$E$1]+ [.D41]*[.$E$2] + [.E4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2]+[.C42]*[.$E$1]+ [.D42]*[.$E$2] + [.E4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3]+[.C43]*[.$E$1]+ [.D43]*[.$E$2] + [.E4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4]+[.C44]*[.$E$1]+ [.D44]*[.$E$2] + [.E4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5]+[.C45]*[.$E$1]+ [.D45]*[.$E$2] + [.E4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36:.F4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1]+[.C51]*[.$E$1]+ [.D51]*[.$E$2] + [.E5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2]+[.C52]*[.$E$1]+ [.D52]*[.$E$2] + [.E5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3]+[.C53]*[.$E$1]+ [.D53]*[.$E$2] + [.E5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4]+[.C54]*[.$E$1]+ [.D54]*[.$E$2] + [.E5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5]+[.C55]*[.$E$1]+ [.D55]*[.$E$2] + [.E5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6]+[.C56]*[.$E$1]+ [.D56]*[.$E$2] + [.E5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7]+[.C57]*[.$E$1]+ [.D57]*[.$E$2] + [.E5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8]+[.C58]*[.$E$1]+ [.D58]*[.$E$2] + [.E5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9]+[.C59]*[.$E$1]+ [.D59]*[.$E$2] + [.E5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0]+[.C60]*[.$E$1]+ [.D60]*[.$E$2] + [.E6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51:.F6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5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6]+[.C66]*[.$E$1]+ [.D66]*[.$E$2] + [.E6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7]+[.C67]*[.$E$1]+ [.D67]*[.$E$2] + [.E6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8]+[.C68]*[.$E$1]+ [.D68]*[.$E$2] + [.E6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9]+[.C69]*[.$E$1]+ [.D69]*[.$E$2] + [.E6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0]+[.C70]*[.$E$1]+ [.D70]*[.$E$2] + [.E7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1]+[.C71]*[.$E$1]+ [.D71]*[.$E$2] + [.E7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2]+[.C72]*[.$E$1]+ [.D72]*[.$E$2] + [.E7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3]+[.C73]*[.$E$1]+ [.D73]*[.$E$2] + [.E7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4]+[.C74]*[.$E$1]+ [.D74]*[.$E$2] + [.E7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5]+[.C75]*[.$E$1]+ [.D75]*[.$E$2] + [.E7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66:.F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6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1]+[.C81]*[.$E$1]+ [.D81]*[.$E$2] + [.E8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2]+[.C82]*[.$E$1]+ [.D82]*[.$E$2] + [.E8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3]+[.C83]*[.$E$1]+ [.D83]*[.$E$2] + [.E8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4]+[.C84]*[.$E$1]+ [.D84]*[.$E$2] + [.E8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5]+[.C85]*[.$E$1]+ [.D85]*[.$E$2] + [.E8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6]+[.C86]*[.$E$1]+ [.D86]*[.$E$2] + [.E8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7]+[.C87]*[.$E$1]+ [.D87]*[.$E$2] + [.E8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8]+[.C88]*[.$E$1]+ [.D88]*[.$E$2] + [.E8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9]+[.C89]*[.$E$1]+ [.D89]*[.$E$2] + [.E8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0]+[.C90]*[.$E$1]+ [.D90]*[.$E$2] + [.E9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81:.F9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8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6]+[.C96]*[.$E$1]+ [.D96]*[.$E$2] + [.E9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7]+[.C97]*[.$E$1]+ [.D97]*[.$E$2] + [.E9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8]+[.C98]*[.$E$1]+ [.D98]*[.$E$2] + [.E9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9]+[.C99]*[.$E$1]+ [.D99]*[.$E$2] + [.E9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0]+[.C100]*[.$E$1]+ [.D100]*[.$E$2] + [.E10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1]+[.C101]*[.$E$1]+ [.D101]*[.$E$2] + [.E10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2]+[.C102]*[.$E$1]+ [.D102]*[.$E$2] + [.E10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3]+[.C103]*[.$E$1]+ [.D103]*[.$E$2] + [.E10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4]+[.C104]*[.$E$1]+ [.D104]*[.$E$2] + [.E10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5]+[.C105]*[.$E$1]+ [.D105]*[.$E$2] + [.E10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96:.F10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9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1]+[.C111]*[.$E$1]+ [.D111]*[.$E$2] + [.E11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2]+[.C112]*[.$E$1]+ [.D112]*[.$E$2] + [.E11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3]+[.C113]*[.$E$1]+ [.D113]*[.$E$2] + [.E11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4]+[.C114]*[.$E$1]+ [.D114]*[.$E$2] + [.E11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5]+[.C115]*[.$E$1]+ [.D115]*[.$E$2] + [.E11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6]+[.C116]*[.$E$1]+ [.D116]*[.$E$2] + [.E11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7]+[.C117]*[.$E$1]+ [.D117]*[.$E$2] + [.E11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8]+[.C118]*[.$E$1]+ [.D118]*[.$E$2] + [.E11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9]+[.C119]*[.$E$1]+ [.D119]*[.$E$2] + [.E11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0]+[.C120]*[.$E$1]+ [.D120]*[.$E$2] + [.E12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111:.F1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1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6]+[.C126]*[.$E$1]+ [.D126]*[.$E$2] + [.E12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7]+[.C127]*[.$E$1]+ [.D127]*[.$E$2] + [.E12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8]+[.C128]*[.$E$1]+ [.D128]*[.$E$2] + [.E12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9]+[.C129]*[.$E$1]+ [.D129]*[.$E$2] + [.E12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0]+[.C130]*[.$E$1]+ [.D130]*[.$E$2] + [.E13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1]+[.C131]*[.$E$1]+ [.D131]*[.$E$2] + [.E13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2]+[.C132]*[.$E$1]+ [.D132]*[.$E$2] + [.E13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3]+[.C133]*[.$E$1]+ [.D133]*[.$E$2] + [.E13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4]+[.C134]*[.$E$1]+ [.D134]*[.$E$2] + [.E13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5]+[.C135]*[.$E$1]+ [.D135]*[.$E$2] + [.E13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126:.F13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</table:table>
      <table:table table:name="Bibliotekarz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Mnożnik pierwszy wybó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(= 1- (próg)/(głosy na wybranego)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nożnik drugi wybó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[.B6]+[.C6]*[.$E$1]+ [.D6]*[.$E$2] + [.E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7]+[.C7]*[.$E$1]+ [.D7]*[.$E$2] + [.E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8]+[.C8]*[.$E$1]+ [.D8]*[.$E$2] + [.E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9]+[.C9]*[.$E$1]+ [.D9]*[.$E$2] + [.E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0]+[.C10]*[.$E$1]+ [.D10]*[.$E$2] + [.E1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1]+[.C11]*[.$E$1]+ [.D11]*[.$E$2] + [.E1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2]+[.C12]*[.$E$1]+ [.D12]*[.$E$2] + [.E1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3]+[.C13]*[.$E$1]+ [.D13]*[.$E$2] + [.E1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4]+[.C14]*[.$E$1]+ [.D14]*[.$E$2] + [.E1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5]+[.C15]*[.$E$1]+ [.D15]*[.$E$2] + [.E1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6:.F1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1]+[.C21]*[.$E$1]+ [.D21]*[.$E$2] + [.E2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2]+[.C22]*[.$E$1]+ [.D22]*[.$E$2] + [.E2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3]+[.C23]*[.$E$1]+ [.D23]*[.$E$2] + [.E2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4]+[.C24]*[.$E$1]+ [.D24]*[.$E$2] + [.E2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5]+[.C25]*[.$E$1]+ [.D25]*[.$E$2] + [.E2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6]+[.C26]*[.$E$1]+ [.D26]*[.$E$2] + [.E2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7]+[.C27]*[.$E$1]+ [.D27]*[.$E$2] + [.E2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8]+[.C28]*[.$E$1]+ [.D28]*[.$E$2] + [.E2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9]+[.C29]*[.$E$1]+ [.D29]*[.$E$2] + [.E2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0]+[.C30]*[.$E$1]+ [.D30]*[.$E$2] + [.E3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21:.F3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6]+[.C36]*[.$E$1]+ [.D36]*[.$E$2] + [.E3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7]+[.C37]*[.$E$1]+ [.D37]*[.$E$2] + [.E3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8]+[.C38]*[.$E$1]+ [.D38]*[.$E$2] + [.E3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9]+[.C39]*[.$E$1]+ [.D39]*[.$E$2] + [.E3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0]+[.C40]*[.$E$1]+ [.D40]*[.$E$2] + [.E4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1]+[.C41]*[.$E$1]+ [.D41]*[.$E$2] + [.E4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2]+[.C42]*[.$E$1]+ [.D42]*[.$E$2] + [.E4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3]+[.C43]*[.$E$1]+ [.D43]*[.$E$2] + [.E4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4]+[.C44]*[.$E$1]+ [.D44]*[.$E$2] + [.E4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5]+[.C45]*[.$E$1]+ [.D45]*[.$E$2] + [.E4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36:.F4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1]+[.C51]*[.$E$1]+ [.D51]*[.$E$2] + [.E5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2]+[.C52]*[.$E$1]+ [.D52]*[.$E$2] + [.E5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3]+[.C53]*[.$E$1]+ [.D53]*[.$E$2] + [.E5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4]+[.C54]*[.$E$1]+ [.D54]*[.$E$2] + [.E5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5]+[.C55]*[.$E$1]+ [.D55]*[.$E$2] + [.E5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6]+[.C56]*[.$E$1]+ [.D56]*[.$E$2] + [.E5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7]+[.C57]*[.$E$1]+ [.D57]*[.$E$2] + [.E5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8]+[.C58]*[.$E$1]+ [.D58]*[.$E$2] + [.E5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9]+[.C59]*[.$E$1]+ [.D59]*[.$E$2] + [.E5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0]+[.C60]*[.$E$1]+ [.D60]*[.$E$2] + [.E6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51:.F6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5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6]+[.C66]*[.$E$1]+ [.D66]*[.$E$2] + [.E6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7]+[.C67]*[.$E$1]+ [.D67]*[.$E$2] + [.E6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8]+[.C68]*[.$E$1]+ [.D68]*[.$E$2] + [.E6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9]+[.C69]*[.$E$1]+ [.D69]*[.$E$2] + [.E6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0]+[.C70]*[.$E$1]+ [.D70]*[.$E$2] + [.E7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1]+[.C71]*[.$E$1]+ [.D71]*[.$E$2] + [.E7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2]+[.C72]*[.$E$1]+ [.D72]*[.$E$2] + [.E7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3]+[.C73]*[.$E$1]+ [.D73]*[.$E$2] + [.E7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4]+[.C74]*[.$E$1]+ [.D74]*[.$E$2] + [.E7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5]+[.C75]*[.$E$1]+ [.D75]*[.$E$2] + [.E7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66:.F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6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1]+[.C81]*[.$E$1]+ [.D81]*[.$E$2] + [.E8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2]+[.C82]*[.$E$1]+ [.D82]*[.$E$2] + [.E8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3]+[.C83]*[.$E$1]+ [.D83]*[.$E$2] + [.E8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4]+[.C84]*[.$E$1]+ [.D84]*[.$E$2] + [.E8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5]+[.C85]*[.$E$1]+ [.D85]*[.$E$2] + [.E8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6]+[.C86]*[.$E$1]+ [.D86]*[.$E$2] + [.E8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7]+[.C87]*[.$E$1]+ [.D87]*[.$E$2] + [.E8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8]+[.C88]*[.$E$1]+ [.D88]*[.$E$2] + [.E8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9]+[.C89]*[.$E$1]+ [.D89]*[.$E$2] + [.E8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0]+[.C90]*[.$E$1]+ [.D90]*[.$E$2] + [.E9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81:.F9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8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6]+[.C96]*[.$E$1]+ [.D96]*[.$E$2] + [.E9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7]+[.C97]*[.$E$1]+ [.D97]*[.$E$2] + [.E9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8]+[.C98]*[.$E$1]+ [.D98]*[.$E$2] + [.E9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9]+[.C99]*[.$E$1]+ [.D99]*[.$E$2] + [.E9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0]+[.C100]*[.$E$1]+ [.D100]*[.$E$2] + [.E10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1]+[.C101]*[.$E$1]+ [.D101]*[.$E$2] + [.E10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2]+[.C102]*[.$E$1]+ [.D102]*[.$E$2] + [.E10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3]+[.C103]*[.$E$1]+ [.D103]*[.$E$2] + [.E10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4]+[.C104]*[.$E$1]+ [.D104]*[.$E$2] + [.E10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5]+[.C105]*[.$E$1]+ [.D105]*[.$E$2] + [.E10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96:.F10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9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1]+[.C111]*[.$E$1]+ [.D111]*[.$E$2] + [.E11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2]+[.C112]*[.$E$1]+ [.D112]*[.$E$2] + [.E11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3]+[.C113]*[.$E$1]+ [.D113]*[.$E$2] + [.E11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4]+[.C114]*[.$E$1]+ [.D114]*[.$E$2] + [.E11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5]+[.C115]*[.$E$1]+ [.D115]*[.$E$2] + [.E11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6]+[.C116]*[.$E$1]+ [.D116]*[.$E$2] + [.E11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7]+[.C117]*[.$E$1]+ [.D117]*[.$E$2] + [.E11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8]+[.C118]*[.$E$1]+ [.D118]*[.$E$2] + [.E11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9]+[.C119]*[.$E$1]+ [.D119]*[.$E$2] + [.E11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0]+[.C120]*[.$E$1]+ [.D120]*[.$E$2] + [.E12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111:.F1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1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6]+[.C126]*[.$E$1]+ [.D126]*[.$E$2] + [.E12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7]+[.C127]*[.$E$1]+ [.D127]*[.$E$2] + [.E12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8]+[.C128]*[.$E$1]+ [.D128]*[.$E$2] + [.E12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9]+[.C129]*[.$E$1]+ [.D129]*[.$E$2] + [.E12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0]+[.C130]*[.$E$1]+ [.D130]*[.$E$2] + [.E13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1]+[.C131]*[.$E$1]+ [.D131]*[.$E$2] + [.E13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2]+[.C132]*[.$E$1]+ [.D132]*[.$E$2] + [.E13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3]+[.C133]*[.$E$1]+ [.D133]*[.$E$2] + [.E13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4]+[.C134]*[.$E$1]+ [.D134]*[.$E$2] + [.E13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5]+[.C135]*[.$E$1]+ [.D135]*[.$E$2] + [.E13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126:.F13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</table:table>
      <table:table table:name="Wolny Członek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Mnożnik pierwszy wybó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(= 1- (próg)/(głosy na wybranego)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nożnik drugi wybó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[.B6]+[.C6]*[.$E$1]+ [.D6]*[.$E$2] + [.E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7]+[.C7]*[.$E$1]+ [.D7]*[.$E$2] + [.E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8]+[.C8]*[.$E$1]+ [.D8]*[.$E$2] + [.E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9]+[.C9]*[.$E$1]+ [.D9]*[.$E$2] + [.E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0]+[.C10]*[.$E$1]+ [.D10]*[.$E$2] + [.E1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1]+[.C11]*[.$E$1]+ [.D11]*[.$E$2] + [.E1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2]+[.C12]*[.$E$1]+ [.D12]*[.$E$2] + [.E1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3]+[.C13]*[.$E$1]+ [.D13]*[.$E$2] + [.E1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4]+[.C14]*[.$E$1]+ [.D14]*[.$E$2] + [.E1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5]+[.C15]*[.$E$1]+ [.D15]*[.$E$2] + [.E1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6:.F1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1]+[.C21]*[.$E$1]+ [.D21]*[.$E$2] + [.E2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2]+[.C22]*[.$E$1]+ [.D22]*[.$E$2] + [.E2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3]+[.C23]*[.$E$1]+ [.D23]*[.$E$2] + [.E2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4]+[.C24]*[.$E$1]+ [.D24]*[.$E$2] + [.E2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5]+[.C25]*[.$E$1]+ [.D25]*[.$E$2] + [.E2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6]+[.C26]*[.$E$1]+ [.D26]*[.$E$2] + [.E2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7]+[.C27]*[.$E$1]+ [.D27]*[.$E$2] + [.E2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8]+[.C28]*[.$E$1]+ [.D28]*[.$E$2] + [.E2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9]+[.C29]*[.$E$1]+ [.D29]*[.$E$2] + [.E2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0]+[.C30]*[.$E$1]+ [.D30]*[.$E$2] + [.E3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21:.F3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6]+[.C36]*[.$E$1]+ [.D36]*[.$E$2] + [.E3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7]+[.C37]*[.$E$1]+ [.D37]*[.$E$2] + [.E3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8]+[.C38]*[.$E$1]+ [.D38]*[.$E$2] + [.E3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9]+[.C39]*[.$E$1]+ [.D39]*[.$E$2] + [.E3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0]+[.C40]*[.$E$1]+ [.D40]*[.$E$2] + [.E4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1]+[.C41]*[.$E$1]+ [.D41]*[.$E$2] + [.E4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2]+[.C42]*[.$E$1]+ [.D42]*[.$E$2] + [.E4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3]+[.C43]*[.$E$1]+ [.D43]*[.$E$2] + [.E4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4]+[.C44]*[.$E$1]+ [.D44]*[.$E$2] + [.E4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5]+[.C45]*[.$E$1]+ [.D45]*[.$E$2] + [.E4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36:.F4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1]+[.C51]*[.$E$1]+ [.D51]*[.$E$2] + [.E5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2]+[.C52]*[.$E$1]+ [.D52]*[.$E$2] + [.E5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3]+[.C53]*[.$E$1]+ [.D53]*[.$E$2] + [.E5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4]+[.C54]*[.$E$1]+ [.D54]*[.$E$2] + [.E5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5]+[.C55]*[.$E$1]+ [.D55]*[.$E$2] + [.E5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6]+[.C56]*[.$E$1]+ [.D56]*[.$E$2] + [.E5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7]+[.C57]*[.$E$1]+ [.D57]*[.$E$2] + [.E5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8]+[.C58]*[.$E$1]+ [.D58]*[.$E$2] + [.E5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9]+[.C59]*[.$E$1]+ [.D59]*[.$E$2] + [.E5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0]+[.C60]*[.$E$1]+ [.D60]*[.$E$2] + [.E6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51:.F6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5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6]+[.C66]*[.$E$1]+ [.D66]*[.$E$2] + [.E6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7]+[.C67]*[.$E$1]+ [.D67]*[.$E$2] + [.E6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8]+[.C68]*[.$E$1]+ [.D68]*[.$E$2] + [.E6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9]+[.C69]*[.$E$1]+ [.D69]*[.$E$2] + [.E6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0]+[.C70]*[.$E$1]+ [.D70]*[.$E$2] + [.E7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1]+[.C71]*[.$E$1]+ [.D71]*[.$E$2] + [.E7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2]+[.C72]*[.$E$1]+ [.D72]*[.$E$2] + [.E7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3]+[.C73]*[.$E$1]+ [.D73]*[.$E$2] + [.E7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4]+[.C74]*[.$E$1]+ [.D74]*[.$E$2] + [.E7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5]+[.C75]*[.$E$1]+ [.D75]*[.$E$2] + [.E7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66:.F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6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1]+[.C81]*[.$E$1]+ [.D81]*[.$E$2] + [.E8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2]+[.C82]*[.$E$1]+ [.D82]*[.$E$2] + [.E8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3]+[.C83]*[.$E$1]+ [.D83]*[.$E$2] + [.E8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4]+[.C84]*[.$E$1]+ [.D84]*[.$E$2] + [.E8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5]+[.C85]*[.$E$1]+ [.D85]*[.$E$2] + [.E8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6]+[.C86]*[.$E$1]+ [.D86]*[.$E$2] + [.E8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7]+[.C87]*[.$E$1]+ [.D87]*[.$E$2] + [.E8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8]+[.C88]*[.$E$1]+ [.D88]*[.$E$2] + [.E8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9]+[.C89]*[.$E$1]+ [.D89]*[.$E$2] + [.E8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0]+[.C90]*[.$E$1]+ [.D90]*[.$E$2] + [.E9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81:.F9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8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6]+[.C96]*[.$E$1]+ [.D96]*[.$E$2] + [.E9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7]+[.C97]*[.$E$1]+ [.D97]*[.$E$2] + [.E9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8]+[.C98]*[.$E$1]+ [.D98]*[.$E$2] + [.E9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9]+[.C99]*[.$E$1]+ [.D99]*[.$E$2] + [.E9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0]+[.C100]*[.$E$1]+ [.D100]*[.$E$2] + [.E10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1]+[.C101]*[.$E$1]+ [.D101]*[.$E$2] + [.E10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2]+[.C102]*[.$E$1]+ [.D102]*[.$E$2] + [.E10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3]+[.C103]*[.$E$1]+ [.D103]*[.$E$2] + [.E10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4]+[.C104]*[.$E$1]+ [.D104]*[.$E$2] + [.E10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5]+[.C105]*[.$E$1]+ [.D105]*[.$E$2] + [.E10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96:.F10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9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1]+[.C111]*[.$E$1]+ [.D111]*[.$E$2] + [.E11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2]+[.C112]*[.$E$1]+ [.D112]*[.$E$2] + [.E11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3]+[.C113]*[.$E$1]+ [.D113]*[.$E$2] + [.E11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4]+[.C114]*[.$E$1]+ [.D114]*[.$E$2] + [.E11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5]+[.C115]*[.$E$1]+ [.D115]*[.$E$2] + [.E11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6]+[.C116]*[.$E$1]+ [.D116]*[.$E$2] + [.E11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7]+[.C117]*[.$E$1]+ [.D117]*[.$E$2] + [.E11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8]+[.C118]*[.$E$1]+ [.D118]*[.$E$2] + [.E11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9]+[.C119]*[.$E$1]+ [.D119]*[.$E$2] + [.E11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0]+[.C120]*[.$E$1]+ [.D120]*[.$E$2] + [.E12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111:.F1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1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6]+[.C126]*[.$E$1]+ [.D126]*[.$E$2] + [.E12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7]+[.C127]*[.$E$1]+ [.D127]*[.$E$2] + [.E12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8]+[.C128]*[.$E$1]+ [.D128]*[.$E$2] + [.E12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9]+[.C129]*[.$E$1]+ [.D129]*[.$E$2] + [.E12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0]+[.C130]*[.$E$1]+ [.D130]*[.$E$2] + [.E13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1]+[.C131]*[.$E$1]+ [.D131]*[.$E$2] + [.E13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2]+[.C132]*[.$E$1]+ [.D132]*[.$E$2] + [.E13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3]+[.C133]*[.$E$1]+ [.D133]*[.$E$2] + [.E13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4]+[.C134]*[.$E$1]+ [.D134]*[.$E$2] + [.E13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5]+[.C135]*[.$E$1]+ [.D135]*[.$E$2] + [.E13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126:.F13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</table:table>
      <table:table table:name="Komisja rewizyjna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Mnożnik pierwszy wybó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(= 1- (próg)/(głosy na wybranego)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nożnik drugi wybó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[.B6]+[.C6]*[.$E$1]+ [.D6]*[.$E$2] + [.E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7]+[.C7]*[.$E$1]+ [.D7]*[.$E$2] + [.E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8]+[.C8]*[.$E$1]+ [.D8]*[.$E$2] + [.E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9]+[.C9]*[.$E$1]+ [.D9]*[.$E$2] + [.E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0]+[.C10]*[.$E$1]+ [.D10]*[.$E$2] + [.E1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1]+[.C11]*[.$E$1]+ [.D11]*[.$E$2] + [.E1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2]+[.C12]*[.$E$1]+ [.D12]*[.$E$2] + [.E1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3]+[.C13]*[.$E$1]+ [.D13]*[.$E$2] + [.E1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4]+[.C14]*[.$E$1]+ [.D14]*[.$E$2] + [.E1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formula="of:=[.B15]+[.C15]*[.$E$1]+ [.D15]*[.$E$2] + [.E1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6:.F1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1]+[.C21]*[.$E$1]+ [.D21]*[.$E$2] + [.E2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2]+[.C22]*[.$E$1]+ [.D22]*[.$E$2] + [.E2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3]+[.C23]*[.$E$1]+ [.D23]*[.$E$2] + [.E2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4]+[.C24]*[.$E$1]+ [.D24]*[.$E$2] + [.E2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5]+[.C25]*[.$E$1]+ [.D25]*[.$E$2] + [.E2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6]+[.C26]*[.$E$1]+ [.D26]*[.$E$2] + [.E2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7]+[.C27]*[.$E$1]+ [.D27]*[.$E$2] + [.E2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8]+[.C28]*[.$E$1]+ [.D28]*[.$E$2] + [.E2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9]+[.C29]*[.$E$1]+ [.D29]*[.$E$2] + [.E2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0]+[.C30]*[.$E$1]+ [.D30]*[.$E$2] + [.E3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21:.F3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6]+[.C36]*[.$E$1]+ [.D36]*[.$E$2] + [.E3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7]+[.C37]*[.$E$1]+ [.D37]*[.$E$2] + [.E3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8]+[.C38]*[.$E$1]+ [.D38]*[.$E$2] + [.E3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39]+[.C39]*[.$E$1]+ [.D39]*[.$E$2] + [.E3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0]+[.C40]*[.$E$1]+ [.D40]*[.$E$2] + [.E4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1]+[.C41]*[.$E$1]+ [.D41]*[.$E$2] + [.E4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2]+[.C42]*[.$E$1]+ [.D42]*[.$E$2] + [.E4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3]+[.C43]*[.$E$1]+ [.D43]*[.$E$2] + [.E4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4]+[.C44]*[.$E$1]+ [.D44]*[.$E$2] + [.E4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5]+[.C45]*[.$E$1]+ [.D45]*[.$E$2] + [.E4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36:.F4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1]+[.C51]*[.$E$1]+ [.D51]*[.$E$2] + [.E5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2]+[.C52]*[.$E$1]+ [.D52]*[.$E$2] + [.E5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3]+[.C53]*[.$E$1]+ [.D53]*[.$E$2] + [.E5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4]+[.C54]*[.$E$1]+ [.D54]*[.$E$2] + [.E5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5]+[.C55]*[.$E$1]+ [.D55]*[.$E$2] + [.E5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6]+[.C56]*[.$E$1]+ [.D56]*[.$E$2] + [.E5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7]+[.C57]*[.$E$1]+ [.D57]*[.$E$2] + [.E5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8]+[.C58]*[.$E$1]+ [.D58]*[.$E$2] + [.E5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59]+[.C59]*[.$E$1]+ [.D59]*[.$E$2] + [.E5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0]+[.C60]*[.$E$1]+ [.D60]*[.$E$2] + [.E6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51:.F6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5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6]+[.C66]*[.$E$1]+ [.D66]*[.$E$2] + [.E6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7]+[.C67]*[.$E$1]+ [.D67]*[.$E$2] + [.E6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8]+[.C68]*[.$E$1]+ [.D68]*[.$E$2] + [.E6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9]+[.C69]*[.$E$1]+ [.D69]*[.$E$2] + [.E6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0]+[.C70]*[.$E$1]+ [.D70]*[.$E$2] + [.E7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1]+[.C71]*[.$E$1]+ [.D71]*[.$E$2] + [.E7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2]+[.C72]*[.$E$1]+ [.D72]*[.$E$2] + [.E7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3]+[.C73]*[.$E$1]+ [.D73]*[.$E$2] + [.E7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4]+[.C74]*[.$E$1]+ [.D74]*[.$E$2] + [.E7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75]+[.C75]*[.$E$1]+ [.D75]*[.$E$2] + [.E7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66:.F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6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1]+[.C81]*[.$E$1]+ [.D81]*[.$E$2] + [.E8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2]+[.C82]*[.$E$1]+ [.D82]*[.$E$2] + [.E8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3]+[.C83]*[.$E$1]+ [.D83]*[.$E$2] + [.E8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4]+[.C84]*[.$E$1]+ [.D84]*[.$E$2] + [.E8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5]+[.C85]*[.$E$1]+ [.D85]*[.$E$2] + [.E8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6]+[.C86]*[.$E$1]+ [.D86]*[.$E$2] + [.E8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7]+[.C87]*[.$E$1]+ [.D87]*[.$E$2] + [.E8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8]+[.C88]*[.$E$1]+ [.D88]*[.$E$2] + [.E8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89]+[.C89]*[.$E$1]+ [.D89]*[.$E$2] + [.E8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0]+[.C90]*[.$E$1]+ [.D90]*[.$E$2] + [.E9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81:.F9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8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6]+[.C96]*[.$E$1]+ [.D96]*[.$E$2] + [.E9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7]+[.C97]*[.$E$1]+ [.D97]*[.$E$2] + [.E9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8]+[.C98]*[.$E$1]+ [.D98]*[.$E$2] + [.E9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99]+[.C99]*[.$E$1]+ [.D99]*[.$E$2] + [.E9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0]+[.C100]*[.$E$1]+ [.D100]*[.$E$2] + [.E10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1]+[.C101]*[.$E$1]+ [.D101]*[.$E$2] + [.E10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2]+[.C102]*[.$E$1]+ [.D102]*[.$E$2] + [.E10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3]+[.C103]*[.$E$1]+ [.D103]*[.$E$2] + [.E10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4]+[.C104]*[.$E$1]+ [.D104]*[.$E$2] + [.E10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5]+[.C105]*[.$E$1]+ [.D105]*[.$E$2] + [.E10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96:.F10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9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1]+[.C111]*[.$E$1]+ [.D111]*[.$E$2] + [.E11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2]+[.C112]*[.$E$1]+ [.D112]*[.$E$2] + [.E11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3]+[.C113]*[.$E$1]+ [.D113]*[.$E$2] + [.E11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4]+[.C114]*[.$E$1]+ [.D114]*[.$E$2] + [.E11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5]+[.C115]*[.$E$1]+ [.D115]*[.$E$2] + [.E11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6]+[.C116]*[.$E$1]+ [.D116]*[.$E$2] + [.E11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7]+[.C117]*[.$E$1]+ [.D117]*[.$E$2] + [.E11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8]+[.C118]*[.$E$1]+ [.D118]*[.$E$2] + [.E11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9]+[.C119]*[.$E$1]+ [.D119]*[.$E$2] + [.E11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0]+[.C120]*[.$E$1]+ [.D120]*[.$E$2] + [.E12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111:.F1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a 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ydat</text:p>
          </table:table-cell>
          <table:table-cell office:value-type="string" calcext:value-type="string">
            <text:p>Zwykłe</text:p>
          </table:table-cell>
          <table:table-cell office:value-type="string" calcext:value-type="string">
            <text:p>Mnożnik jeden</text:p>
          </table:table-cell>
          <table:table-cell office:value-type="string" calcext:value-type="string">
            <text:p>Mnożnik dwa</text:p>
          </table:table-cell>
          <table:table-cell office:value-type="string" calcext:value-type="string">
            <text:p>oba mnożniki</text:p>
          </table:table-cell>
          <table:table-cell office:value-type="string" calcext:value-type="string">
            <text:p>Suma</text:p>
          </table:table-cell>
          <table:table-cell/>
        </table:table-row>
        <table:table-row table:style-name="ro1">
          <table:table-cell table:formula="of:=[.A1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6]+[.C126]*[.$E$1]+ [.D126]*[.$E$2] + [.E126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7]+[.C127]*[.$E$1]+ [.D127]*[.$E$2] + [.E127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8]+[.C128]*[.$E$1]+ [.D128]*[.$E$2] + [.E128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9]+[.C129]*[.$E$1]+ [.D129]*[.$E$2] + [.E129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0]+[.C130]*[.$E$1]+ [.D130]*[.$E$2] + [.E130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1]+[.C131]*[.$E$1]+ [.D131]*[.$E$2] + [.E131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2]+[.C132]*[.$E$1]+ [.D132]*[.$E$2] + [.E132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3]+[.C133]*[.$E$1]+ [.D133]*[.$E$2] + [.E133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4]+[.C134]*[.$E$1]+ [.D134]*[.$E$2] + [.E134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35]+[.C135]*[.$E$1]+ [.D135]*[.$E$2] + [.E135]*[.$E$1]*[.$E$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żne</text:p>
          </table:table-cell>
          <table:table-cell table:formula="of:=SUM([.F126:.F13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óg</text:p>
          </table:table-cell>
          <table:table-cell/>
          <table:table-cell office:value-type="string" calcext:value-type="string">
            <text:p>(=ważne/(liczba pozostałych miejsc +1)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 style:data-style-name="N2" text:time-value="17:34:24.433783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7T10:25:05.741721702</meta:creation-date>
    <dc:date>2022-10-27T17:37:21.267586596</dc:date>
    <meta:editing-duration>PT6M55S</meta:editing-duration>
    <meta:editing-cycles>3</meta:editing-cycles>
    <meta:generator>LibreOffice/6.4.7.2$Linux_X86_64 LibreOffice_project/40$Build-2</meta:generator>
    <meta:document-statistic meta:table-count="8" meta:cell-count="3837" meta:object-count="0"/>
  </office:meta>
</office:document-meta>
</file>